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DA84F49.gif"/>
  <manifest:file-entry manifest:media-type="image/gif" manifest:full-path="Pictures/100002000000000E00000007CC5BB5AB.gif"/>
  <manifest:file-entry manifest:media-type="image/gif" manifest:full-path="Pictures/100002000000000C0000000C424A8468.gi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draw:fill-color="#ffffff" fo:min-height="13.038cm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slide-goianesia-title">
      <style:graphic-properties draw:fill-color="#ffffff" draw:auto-grow-height="true" fo:min-height="3.507cm"/>
    </style:style>
    <style:style style:name="pr2" style:family="presentation" style:parent-style-name="slide-goianesia-subtitle">
      <style:graphic-properties draw:fill-color="#ffffff" draw:auto-grow-height="true" fo:min-height="13.23cm"/>
    </style:style>
    <style:style style:name="pr3" style:family="presentation" style:parent-style-name="slide-goianesia-notes">
      <style:graphic-properties draw:fill-color="#ffffff" draw:auto-grow-height="true" fo:min-height="10.629cm"/>
    </style:style>
    <style:style style:name="pr4" style:family="presentation" style:parent-style-name="slide-goianesia-outline1">
      <style:graphic-properties draw:fill-color="#ffffff" draw:auto-grow-height="true" fo:min-height="13.23cm"/>
    </style:style>
    <style:style style:name="pr5" style:family="presentation" style:parent-style-name="slide-goianesia-outline1" style:list-style-name="L5">
      <style:graphic-properties draw:fill-color="#ffffff" draw:auto-grow-height="true" fo:min-height="13.23cm"/>
    </style:style>
    <style:style style:name="pr6" style:family="presentation" style:parent-style-name="slide-goianesia-outline1">
      <style:graphic-properties draw:fill-color="#ffffff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text:enable-numbering="true" fo:text-indent="-0.9cm"/>
    </style:style>
    <style:style style:name="P4" style:family="paragraph">
      <style:paragraph-properties fo:margin-left="1.2cm" fo:margin-right="0cm" fo:text-align="start" text:enable-numbering="true" fo:text-indent="-0.9cm"/>
      <style:text-properties fo:font-size="32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1.2cm" fo:margin-right="0cm" text:enable-numbering="false" fo:text-indent="-0.9cm"/>
    </style:style>
    <style:style style:name="P9" style:family="paragraph">
      <style:paragraph-properties fo:margin-left="1.2cm" fo:margin-right="0cm" fo:text-indent="-0.9cm"/>
      <style:text-properties fo:font-family="Arial" style:font-family-generic="swiss" style:font-pitch="variable" fo:font-size="36pt"/>
    </style:style>
    <style:style style:name="P10" style:family="paragraph">
      <style:paragraph-properties fo:margin-left="1.2cm" fo:margin-right="0cm" fo:text-align="start" text:enable-numbering="true" fo:text-indent="-0.9cm"/>
    </style:style>
    <style:style style:name="T1" style:family="text">
      <style:text-properties fo:font-family="arial"/>
    </style:style>
    <style:style style:name="T2" style:family="text">
      <style:text-properties fo:font-family="'Courier New'" style:font-family-generic="modern" style:font-pitch="fixed" fo:font-size="36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E00000007CC5BB5AB.gif" xlink:type="simple" xlink:show="embed" xlink:actuate="onLoad">
        <style:list-level-properties text:space-before="1.6cm" text:min-label-width="0.8cm" style:vertical-pos="middle" style:vertical-rel="line" fo:width="0.37cm" fo:height="0.185cm"/>
      </text:list-level-style-image>
      <text:list-level-style-image text:level="3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presentacao" draw:style-name="dp1" draw:master-page-name="slide-goianesia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.057cm" svg:y="1.742cm" presentation:class="title" presentation:user-transformed="true">
          <draw:text-box>
            <text:p text:style-name="P1">Aula 03</text:p>
          </draw:text-box>
        </draw:frame>
        <draw:frame presentation:style-name="pr2" draw:text-style-name="P1" draw:layer="layout" svg:width="23.91cm" svg:height="13.23cm" svg:x="2.057cm" svg:y="5.838cm" presentation:class="subtitle">
          <draw:text-box>
            <text:p text:style-name="P1">Métodos e Array's</text:p>
          </draw:text-box>
        </draw:frame>
        <presentation:notes draw:style-name="dp2">
          <draw:page-thumbnail draw:style-name="gr1" draw:layer="layout" svg:width="12.767cm" svg:height="9.575cm" svg:x="4.245cm" svg:y="2.849cm" draw:page-number="1" presentation:class="page"/>
          <draw:frame presentation:style-name="pr3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slide-goianesia" presentation:presentation-page-layout-name="AL2T1">
        <office:forms form:automatic-focus="false" form:apply-design-mode="false"/>
        <draw:frame presentation:style-name="pr4" draw:text-style-name="P4" draw:layer="layout" svg:width="23.91cm" svg:height="13.23cm" svg:x="2.057cm" svg:y="5.838cm" presentation:class="outline">
          <draw:text-box>
            <text:list text:style-name="L2">
              <text:list-item>
                <text:p text:style-name="P3">Métodos e campos</text:p>
              </text:list-item>
            </text:list>
            <text:list text:style-name="L2">
              <text:list-item>
                <text:p text:style-name="P3">Métodos e campos static</text:p>
              </text:list-item>
            </text:list>
            <text:list text:style-name="L2">
              <text:list-item>
                <text:p text:style-name="P3">import static</text:p>
              </text:list-item>
            </text:list>
            <text:list text:style-name="L2">
              <text:list-item>
                <text:p text:style-name="P3">Regras de escopo</text:p>
              </text:list-item>
            </text:list>
            <text:list text:style-name="L2">
              <text:list-item>
                <text:p text:style-name="P3">Sobrecarga de métodos</text:p>
              </text:list-item>
            </text:list>
          </draw:text-box>
        </draw:frame>
        <draw:frame presentation:style-name="pr1" draw:text-style-name="P1" draw:layer="layout" svg:width="23.91cm" svg:height="3.507cm" svg:x="2.057cm" svg:y="1.743cm" presentation:class="title">
          <draw:text-box>
            <text:p text:style-name="P1">Pauta</text:p>
          </draw:text-box>
        </draw:frame>
        <presentation:notes draw:style-name="dp2">
          <draw:page-thumbnail draw:style-name="gr1" draw:layer="layout" svg:width="12.767cm" svg:height="9.575cm" svg:x="4.245cm" svg:y="2.849cm" draw:page-number="2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lide-goianesia" presentation:presentation-page-layout-name="AL2T1">
        <draw:frame presentation:style-name="pr4" draw:text-style-name="P4" draw:layer="layout" svg:width="23.91cm" svg:height="13.23cm" svg:x="2.057cm" svg:y="5.838cm" presentation:class="outline">
          <draw:text-box>
            <text:list text:style-name="L2">
              <text:list-item>
                <text:p text:style-name="P3">Até agora:</text:p>
              </text:list-item>
            </text:list>
            <text:list text:style-name="L2">
              <text:list-item>
                <text:list>
                  <text:list-item>
                    <text:p text:style-name="P6"><text:s/>acessíveis a partir de Instâncias da classe;</text:p>
                  </text:list-item>
                </text:list>
              </text:list-item>
            </text:list>
            <text:list text:style-name="L2">
              <text:list-item>
                <text:p text:style-name="P3">Como acessá-los sem a necessidade de instâncias?</text:p>
              </text:list-item>
            </text:list>
            <text:list text:style-name="L2">
              <text:list-item>
                <text:p text:style-name="P3">Exemplo</text:p>
              </text:list-item>
            </text:list>
          </draw:text-box>
        </draw:frame>
        <draw:frame presentation:style-name="pr1" draw:text-style-name="P1" draw:layer="layout" svg:width="23.91cm" svg:height="3.507cm" svg:x="2.057cm" svg:y="1.743cm" presentation:class="title">
          <draw:text-box>
            <text:p text:style-name="P1">Métodos e campos</text:p>
          </draw:text-box>
        </draw:frame>
        <presentation:notes draw:style-name="dp2">
          <draw:page-thumbnail draw:style-name="gr1" draw:layer="layout" svg:width="12.767cm" svg:height="9.575cm" svg:x="4.245cm" svg:y="2.849cm" draw:page-number="3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static" draw:style-name="dp1" draw:master-page-name="slide-goianesia" presentation:presentation-page-layout-name="AL2T1">
        <draw:frame presentation:style-name="pr4" draw:text-style-name="P3" draw:layer="layout" svg:width="23.91cm" svg:height="13.23cm" svg:x="2.057cm" svg:y="5.838cm" presentation:class="outline">
          <draw:text-box>
            <text:list text:style-name="L2">
              <text:list-item>
                <text:p text:style-name="P3">Métodos e campos da classe (static);</text:p>
              </text:list-item>
            </text:list>
            <text:list text:style-name="L2">
              <text:list-item>
                <text:p text:style-name="P3">Métodos e campos do objeto (não static);</text:p>
              </text:list-item>
            </text:list>
            <text:list text:style-name="L2">
              <text:list-item>
                <text:p text:style-name="P3">Exemplos:</text:p>
              </text:list-item>
            </text:list>
            <text:list text:style-name="L2">
              <text:list-item>
                <text:list>
                  <text:list-item>
                    <text:p text:style-name="P6"><text:s/>A classe Math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ystem.out.printl()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teger.parseInt()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loat.parseFloat();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3.91cm" svg:height="3.507cm" svg:x="2.057cm" svg:y="1.743cm" presentation:class="title">
          <draw:text-box>
            <text:p text:style-name="P1">Métodos e campos static</text:p>
          </draw:text-box>
        </draw:frame>
        <presentation:notes draw:style-name="dp2">
          <draw:page-thumbnail draw:style-name="gr1" draw:layer="layout" svg:width="12.767cm" svg:height="9.575cm" svg:x="4.245cm" svg:y="2.849cm" draw:page-number="4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lide-goianesia" presentation:presentation-page-layout-name="AL2T1">
        <draw:frame presentation:style-name="pr4" draw:text-style-name="P3" draw:layer="layout" svg:width="23.91cm" svg:height="13.23cm" svg:x="2.057cm" svg:y="5.838cm" presentation:class="outline">
          <draw:text-box>
            <text:list text:style-name="L2">
              <text:list-item>
                <text:p text:style-name="P3">abs(x)<text:tab/><text:tab/><text:tab/>valor absoluto</text:p>
              </text:list-item>
            </text:list>
            <text:list text:style-name="L2">
              <text:list-item>
                <text:p text:style-name="P3">cos(x)<text:tab/><text:tab/><text:tab/>co-seno</text:p>
              </text:list-item>
            </text:list>
            <text:list text:style-name="L2">
              <text:list-item>
                <text:p text:style-name="P3">exp(x)<text:tab/><text:tab/><text:tab/>exponencial</text:p>
              </text:list-item>
            </text:list>
            <text:list text:style-name="L2">
              <text:list-item>
                <text:p text:style-name="P3">log(x)<text:tab/><text:tab/><text:tab/>logaritimo natural</text:p>
              </text:list-item>
            </text:list>
            <text:list text:style-name="L2">
              <text:list-item>
                <text:p text:style-name="P3">max(x, y)<text:tab/><text:tab/>maior valor de x e y</text:p>
              </text:list-item>
            </text:list>
            <text:list text:style-name="L2">
              <text:list-item>
                <text:p text:style-name="P3">... outros ...</text:p>
              </text:list-item>
            </text:list>
          </draw:text-box>
        </draw:frame>
        <draw:frame presentation:style-name="pr1" draw:text-style-name="P1" draw:layer="layout" svg:width="23.91cm" svg:height="3.507cm" svg:x="2.057cm" svg:y="1.743cm" presentation:class="title">
          <draw:text-box>
            <text:p text:style-name="P1"><text:span text:style-name="T1">Métodos e campos static – </text:span><text:span text:style-name="T1"><text:line-break/></text:span><text:span text:style-name="T1">a classe Math</text:span></text:p>
          </draw:text-box>
        </draw:frame>
        <presentation:notes draw:style-name="dp2">
          <draw:page-thumbnail draw:style-name="gr1" draw:layer="layout" svg:width="12.767cm" svg:height="9.575cm" svg:x="4.245cm" svg:y="2.849cm" draw:page-number="5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lide-goianesia" presentation:presentation-page-layout-name="AL2T1">
        <draw:frame presentation:style-name="pr4" draw:text-style-name="P3" draw:layer="layout" svg:width="23.91cm" svg:height="13.23cm" svg:x="2.057cm" svg:y="5.838cm" presentation:class="outline">
          <draw:text-box>
            <text:list text:style-name="L2">
              <text:list-item>
                <text:p text:style-name="P3">Foi implementando no JSE 5.0</text:p>
              </text:list-item>
            </text:list>
            <text:list text:style-name="L2">
              <text:list-item>
                <text:p text:style-name="P3">Importa métodos e campos declarados como static em uma classe.</text:p>
              </text:list-item>
            </text:list>
          </draw:text-box>
        </draw:frame>
        <draw:frame presentation:style-name="pr1" draw:text-style-name="P1" draw:layer="layout" svg:width="23.91cm" svg:height="3.507cm" svg:x="2.057cm" svg:y="1.743cm" presentation:class="title">
          <draw:text-box>
            <text:p text:style-name="P1">import static</text:p>
          </draw:text-box>
        </draw:frame>
        <presentation:notes draw:style-name="dp2">
          <draw:page-thumbnail draw:style-name="gr1" draw:layer="layout" svg:width="12.767cm" svg:height="9.575cm" svg:x="4.245cm" svg:y="2.849cm" draw:page-number="6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lide-goianesia" presentation:presentation-page-layout-name="AL2T1">
        <draw:frame presentation:style-name="pr4" draw:text-style-name="P3" draw:layer="layout" svg:width="23.91cm" svg:height="13.23cm" svg:x="2.057cm" svg:y="5.838cm" presentation:class="outline">
          <draw:text-box>
            <text:list text:style-name="L2">
              <text:list-item>
                <text:p text:style-name="P3">Na passagem de parâmetros para um método o Java converte o valor automaticamente.Ex.:</text:p>
              </text:list-item>
            </text:list>
            <text:list text:style-name="L2">
              <text:list-item>
                <text:list>
                  <text:list-item>
                    <text:p text:style-name="P6">Math.sqrt( 4 );</text:p>
                  </text:list-item>
                </text:list>
              </text:list-item>
            </text:list>
            <text:list text:style-name="L2">
              <text:list-item>
                <text:p text:style-name="P3">o método sqrt espera receber um tipo double. O tipo int então será convertido para um tipo double. Nunca o contrário.</text:p>
              </text:list-item>
            </text:list>
          </draw:text-box>
        </draw:frame>
        <draw:frame presentation:style-name="pr1" draw:text-style-name="P1" draw:layer="layout" svg:width="23.91cm" svg:height="3.507cm" svg:x="2.057cm" svg:y="1.743cm" presentation:class="title">
          <draw:text-box>
            <text:p text:style-name="P1">Promoção de argumentos</text:p>
          </draw:text-box>
        </draw:frame>
        <presentation:notes draw:style-name="dp2">
          <draw:page-thumbnail draw:style-name="gr1" draw:layer="layout" svg:width="12.767cm" svg:height="9.575cm" svg:x="4.245cm" svg:y="2.849cm" draw:page-number="7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escopo" draw:style-name="dp1" draw:master-page-name="slide-goianesia" presentation:presentation-page-layout-name="AL2T1">
        <draw:frame presentation:style-name="pr4" draw:text-style-name="P3" draw:layer="layout" svg:width="23.91cm" svg:height="13.23cm" svg:x="2.057cm" svg:y="5.838cm" presentation:class="outline">
          <draw:text-box>
            <text:list text:style-name="L2">
              <text:list-item>
                <text:p text:style-name="P3">O escopo de uma declaração é a parte do programa que pode referenciar a entidade declarada pelo seu nome;</text:p>
              </text:list-item>
            </text:list>
            <text:list text:style-name="L2">
              <text:list-item>
                <text:p text:style-name="P3">O escopo é definido por { }</text:p>
              </text:list-item>
            </text:list>
          </draw:text-box>
        </draw:frame>
        <draw:frame presentation:style-name="pr1" draw:text-style-name="P1" draw:layer="layout" svg:width="23.91cm" svg:height="3.507cm" svg:x="2.057cm" svg:y="1.743cm" presentation:class="title">
          <draw:text-box>
            <text:p text:style-name="P1">Regras de escopo</text:p>
          </draw:text-box>
        </draw:frame>
        <presentation:notes draw:style-name="dp2">
          <draw:page-thumbnail draw:style-name="gr1" draw:layer="layout" svg:width="12.767cm" svg:height="9.575cm" svg:x="4.245cm" svg:y="2.849cm" draw:page-number="8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sobrecarga" draw:style-name="dp1" draw:master-page-name="slide-goianesia" presentation:presentation-page-layout-name="AL2T1">
        <draw:frame presentation:style-name="pr1" draw:text-style-name="P1" draw:layer="layout" svg:width="23.91cm" svg:height="3.507cm" svg:x="2.057cm" svg:y="1.743cm" presentation:class="title">
          <draw:text-box>
            <text:p text:style-name="P1">Sobrecarga de método</text:p>
          </draw:text-box>
        </draw:frame>
        <draw:frame presentation:style-name="pr5" draw:text-style-name="P4" draw:layer="layout" svg:width="23.91cm" svg:height="13.23cm" svg:x="2.057cm" svg:y="5.838cm" presentation:class="outline">
          <draw:text-box>
            <text:list text:style-name="L2">
              <text:list-item>
                <text:p text:style-name="P3">Assinatura do método;</text:p>
              </text:list-item>
            </text:list>
            <text:list text:style-name="L2">
              <text:list-item>
                <text:p text:style-name="P3">Sobrecarga de métodos são varios métodos com o mesmo nome mas assinaturas diferentes;</text:p>
              </text:list-item>
            </text:list>
            <text:list text:style-name="L2">
              <text:list-item>
                <text:p text:style-name="P3">Exemplo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245cm" svg:y="2.849cm" draw:page-number="9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lide-goianesia" presentation:presentation-page-layout-name="AL2T1">
        <draw:frame presentation:style-name="pr4" draw:text-style-name="P4" draw:layer="layout" svg:width="23.91cm" svg:height="13.23cm" svg:x="2.057cm" svg:y="5.838cm" presentation:class="outline">
          <draw:text-box>
            <text:list text:style-name="L2">
              <text:list-item>
                <text:p text:style-name="P3">Métodos e campos</text:p>
              </text:list-item>
            </text:list>
            <text:list text:style-name="L2">
              <text:list-item>
                <text:p text:style-name="P3">Métodos e campos static</text:p>
              </text:list-item>
            </text:list>
            <text:list text:style-name="L2">
              <text:list-item>
                <text:p text:style-name="P3">import static</text:p>
              </text:list-item>
            </text:list>
            <text:list text:style-name="L2">
              <text:list-item>
                <text:p text:style-name="P3">Regras de escopo</text:p>
              </text:list-item>
            </text:list>
            <text:list text:style-name="L2">
              <text:list-item>
                <text:p text:style-name="P3">Sobrecarga de métodos</text:p>
              </text:list-item>
            </text:list>
          </draw:text-box>
        </draw:frame>
        <draw:frame presentation:style-name="pr1" draw:text-style-name="P1" draw:layer="layout" svg:width="23.91cm" svg:height="3.507cm" svg:x="2.057cm" svg:y="1.743cm" presentation:class="title">
          <draw:text-box>
            <text:p text:style-name="P1">Revisão</text:p>
          </draw:text-box>
        </draw:frame>
        <presentation:notes draw:style-name="dp2">
          <draw:page-thumbnail draw:style-name="gr1" draw:layer="layout" svg:width="12.767cm" svg:height="9.575cm" svg:x="4.245cm" svg:y="2.849cm" draw:page-number="10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dúvidas1" draw:style-name="dp1" draw:master-page-name="slide-goianesia" presentation:presentation-page-layout-name="AL3T19">
        <draw:frame presentation:style-name="pr1" draw:text-style-name="P1" draw:layer="layout" svg:width="23.91cm" svg:height="3.507cm" svg:x="2.057cm" svg:y="1.743cm" presentation:class="title">
          <draw:text-box>
            <text:p text:style-name="P1">Dúvidas?</text:p>
          </draw:text-box>
        </draw:frame>
        <presentation:notes draw:style-name="dp2">
          <draw:page-thumbnail draw:style-name="gr1" draw:layer="layout" svg:width="12.767cm" svg:height="9.575cm" svg:x="4.245cm" svg:y="2.849cm" draw:page-number="11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Array" draw:style-name="dp1" draw:master-page-name="slide-goianesia" presentation:presentation-page-layout-name="AL3T19">
        <draw:frame presentation:style-name="pr1" draw:text-style-name="P1" draw:layer="layout" svg:width="23.91cm" svg:height="3.507cm" svg:x="2.057cm" svg:y="1.743cm" presentation:class="title">
          <draw:text-box>
            <text:p text:style-name="P1">Array</text:p>
          </draw:text-box>
        </draw:frame>
        <presentation:notes draw:style-name="dp2">
          <draw:page-thumbnail draw:style-name="gr1" draw:layer="layout" svg:width="12.767cm" svg:height="9.575cm" svg:x="4.245cm" svg:y="2.849cm" draw:page-number="12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lide-goianesia" presentation:presentation-page-layout-name="AL2T1">
        <draw:frame presentation:style-name="pr1" draw:text-style-name="P1" draw:layer="layout" svg:width="23.91cm" svg:height="3.507cm" svg:x="2.057cm" svg:y="1.743cm" presentation:class="title">
          <draw:text-box>
            <text:p text:style-name="P1">Pauta</text:p>
          </draw:text-box>
        </draw:frame>
        <draw:frame presentation:style-name="pr4" draw:text-style-name="P3" draw:layer="layout" svg:width="23.91cm" svg:height="13.23cm" svg:x="2.057cm" svg:y="5.838cm" presentation:class="outline">
          <draw:text-box>
            <text:list text:style-name="L2">
              <text:list-item>
                <text:p text:style-name="P3">O que são array's</text:p>
              </text:list-item>
            </text:list>
            <text:list text:style-name="L2">
              <text:list-item>
                <text:p text:style-name="P3">Declaração de array</text:p>
              </text:list-item>
            </text:list>
            <text:list text:style-name="L2">
              <text:list-item>
                <text:p text:style-name="P3">Array multidimensionais</text:p>
              </text:list-item>
            </text:list>
            <text:list text:style-name="L2">
              <text:list-item>
                <text:p text:style-name="P3">For aprimorado – foreach</text:p>
              </text:list-item>
            </text:list>
            <text:list text:style-name="L2">
              <text:list-item>
                <text:p text:style-name="P3">Passagem de parâmetros</text:p>
              </text:list-item>
            </text:list>
            <text:list text:style-name="L2">
              <text:list-item>
                <text:p text:style-name="P3">Lista de parâmetros de comprimento variável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245cm" svg:y="2.849cm" draw:page-number="13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lide-goianesia" presentation:presentation-page-layout-name="AL2T1">
        <draw:frame presentation:style-name="pr4" draw:text-style-name="P3" draw:layer="layout" svg:width="23.91cm" svg:height="13.23cm" svg:x="2.057cm" svg:y="5.838cm" presentation:class="outline">
          <draw:text-box>
            <text:list text:style-name="L2">
              <text:list-item>
                <text:p text:style-name="P3">É um grupo de variáveis que contém valores que são todos do mesmo tipo;</text:p>
              </text:list-item>
            </text:list>
            <text:list text:style-name="L2">
              <text:list-item>
                <text:p text:style-name="P3">É um objeto;</text:p>
              </text:list-item>
            </text:list>
            <text:list text:style-name="L2">
              <text:list-item>
                <text:p text:style-name="P3">Possui um índice que deve ser inteiro e não negativo;</text:p>
              </text:list-item>
            </text:list>
          </draw:text-box>
        </draw:frame>
        <draw:frame presentation:style-name="pr1" draw:text-style-name="P1" draw:layer="layout" svg:width="23.91cm" svg:height="3.507cm" svg:x="2.057cm" svg:y="1.743cm" presentation:class="title">
          <draw:text-box>
            <text:p text:style-name="P1">O que são array's</text:p>
          </draw:text-box>
        </draw:frame>
        <presentation:notes draw:style-name="dp2">
          <draw:page-thumbnail draw:style-name="gr1" draw:layer="layout" svg:width="12.767cm" svg:height="9.575cm" svg:x="4.245cm" svg:y="2.849cm" draw:page-number="14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arraydecla" draw:style-name="dp1" draw:master-page-name="slide-goianesia" presentation:presentation-page-layout-name="AL2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Declaração de array</text:p>
          </draw:text-box>
        </draw:frame>
        <draw:frame presentation:style-name="pr6" draw:text-style-name="P7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3">int [] i = new int[12];</text:p>
              </text:list-item>
            </text:list>
            <text:list text:style-name="L2">
              <text:list-item>
                <text:p text:style-name="P3">int <text:s/>i[] = new int[12];</text:p>
              </text:list-item>
            </text:list>
            <text:list text:style-name="L2">
              <text:list-item>
                <text:p text:style-name="P3">int <text:s/>i[] = {1,2,3,4,5,6,7,8,9,10};</text:p>
              </text:list-item>
            </text:list>
            <text:list text:style-name="L2">
              <text:list-item>
                <text:p text:style-name="P3">int <text:s/>i[]; </text:p>
              </text:list-item>
            </text:list>
            <text:list text:style-name="L2">
              <text:list-item>
                <text:p text:style-name="P3">i = new int[12];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245cm" svg:y="2.849cm" draw:page-number="15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lide-goianesia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Declaração de array</text:p>
          </draw:text-box>
        </draw:frame>
        <draw:frame presentation:style-name="pr6" draw:text-style-name="P7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3">NUNCA Assim:</text:p>
              </text:list-item>
            </text:list>
            <text:list text:style-name="L2">
              <text:list-item>
                <text:list>
                  <text:list-item>
                    <text:p text:style-name="P6">int i[12]; (c/c++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245cm" svg:y="2.849cm" draw:page-number="16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lide-goianesia" presentation:presentation-page-layout-name="AL2T1">
        <office:forms form:automatic-focus="false" form:apply-design-mode="false"/>
        <draw:frame presentation:style-name="pr4" draw:text-style-name="P3" draw:layer="layout" svg:width="23.91cm" svg:height="13.23cm" svg:x="2.057cm" svg:y="5.838cm" presentation:class="outline">
          <draw:text-box>
            <text:list text:style-name="L2">
              <text:list-item>
                <text:p text:style-name="P3">Exemplo</text:p>
              </text:list-item>
            </text:list>
            <text:list text:style-name="L2">
              <text:list-item>
                <text:p text:style-name="P3">Exemplo com array de clientes</text:p>
              </text:list-item>
            </text:list>
          </draw:text-box>
        </draw:frame>
        <draw:frame presentation:style-name="pr1" draw:text-style-name="P1" draw:layer="layout" svg:width="23.91cm" svg:height="3.507cm" svg:x="2.057cm" svg:y="1.743cm" presentation:class="title">
          <draw:text-box>
            <text:p text:style-name="P1">Declaração de array</text:p>
          </draw:text-box>
        </draw:frame>
        <presentation:notes draw:style-name="dp2">
          <draw:page-thumbnail draw:style-name="gr1" draw:layer="layout" svg:width="12.767cm" svg:height="9.575cm" svg:x="4.245cm" svg:y="2.849cm" draw:page-number="17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forAprimorado" draw:style-name="dp1" draw:master-page-name="slide-goianesia" presentation:presentation-page-layout-name="AL3T19">
        <draw:frame draw:style-name="gr2" draw:text-style-name="P9" draw:layer="layout" svg:width="25.068cm" svg:height="13.038cm" svg:x="1.594cm" svg:y="5.74cm">
          <draw:text-box>
            <text:list text:style-name="L3">
              <text:list-item>
                <text:list>
                  <text:list-item>
                    <text:p text:style-name="P8"><text:span text:style-name="T2">for( parâmetro : nomeDoArray )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">}</text:span>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3.91cm" svg:height="3.507cm" svg:x="2.057cm" svg:y="1.743cm" presentation:class="title">
          <draw:text-box>
            <text:p text:style-name="P1">For aprimorado - foreach</text:p>
          </draw:text-box>
        </draw:frame>
        <presentation:notes draw:style-name="dp2">
          <draw:page-thumbnail draw:style-name="gr1" draw:layer="layout" svg:width="12.767cm" svg:height="9.575cm" svg:x="4.245cm" svg:y="2.849cm" draw:page-number="18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lide-goianesia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For aprimorado - foreach</text:p>
          </draw:text-box>
        </draw:frame>
        <draw:frame presentation:style-name="pr4" draw:text-style-name="P3" draw:layer="layout" svg:width="23.91cm" svg:height="13.23cm" svg:x="2.057cm" svg:y="5.838cm" presentation:class="outline">
          <draw:text-box>
            <text:list text:style-name="L2">
              <text:list-item>
                <text:p text:style-name="P3">Itera pelos elementos de um array;</text:p>
              </text:list-item>
            </text:list>
            <text:list text:style-name="L2">
              <text:list-item>
                <text:p text:style-name="P3">Usada somente para ler os valores do array, nunca para modifica-los;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245cm" svg:y="2.849cm" draw:page-number="19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multiDimensao" draw:style-name="dp1" draw:master-page-name="slide-goianesia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Array multidimensionais</text:p>
          </draw:text-box>
        </draw:frame>
        <draw:frame presentation:style-name="pr4" draw:text-style-name="P3" draw:layer="layout" svg:width="23.91cm" svg:height="13.23cm" svg:x="2.057cm" svg:y="5.838cm" presentation:class="outline">
          <draw:text-box>
            <text:list text:style-name="L2">
              <text:list-item>
                <text:p text:style-name="P3">Um array pode ter quantas dimensões forem necessárias para o programa;</text:p>
              </text:list-item>
            </text:list>
            <text:list text:style-name="L2">
              <text:list-item>
                <text:p text:style-name="P3">Declara da seguinte forma:</text:p>
              </text:list-item>
            </text:list>
            <text:list text:style-name="L2">
              <text:list-item>
                <text:list>
                  <text:list-item>
                    <text:p text:style-name="P6">int [][]...[] variavel = new int[2][4]...[8]</text:p>
                  </text:list-item>
                </text:list>
              </text:list-item>
            </text:list>
            <text:list text:style-name="L2">
              <text:list-item>
                <text:p text:style-name="P3">Não é uma boa prática de programação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245cm" svg:y="2.849cm" draw:page-number="20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ssagemDeParametros" draw:style-name="dp1" draw:master-page-name="slide-goianesia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Passagem de parâmetros</text:p>
          </draw:text-box>
        </draw:frame>
        <draw:frame presentation:style-name="pr4" draw:text-style-name="P3" draw:layer="layout" svg:width="23.91cm" svg:height="13.23cm" svg:x="2.057cm" svg:y="5.838cm" presentation:class="outline">
          <draw:text-box>
            <text:list text:style-name="L2">
              <text:list-item>
                <text:p text:style-name="P3">Tipos primitivos são copiados;</text:p>
              </text:list-item>
            </text:list>
            <text:list text:style-name="L2">
              <text:list-item>
                <text:p text:style-name="P3">Objetos tem sua referência copiada;</text:p>
              </text:list-item>
            </text:list>
            <text:list text:style-name="L2">
              <text:list-item>
                <text:p text:style-name="P3">Passagem de array para métodos</text:p>
              </text:list-item>
            </text:list>
            <text:list text:style-name="L2">
              <text:list-item>
                <text:p text:style-name="P3">Exemplo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245cm" svg:y="2.849cm" draw:page-number="21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ramVar" draw:style-name="dp1" draw:master-page-name="slide-goianesia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Lista de parâmetros de comprimento variável</text:p>
          </draw:text-box>
        </draw:frame>
        <draw:frame presentation:style-name="pr4" draw:text-style-name="P3" draw:layer="layout" svg:width="23.91cm" svg:height="13.23cm" svg:x="2.057cm" svg:y="5.838cm" presentation:class="outline">
          <draw:text-box>
            <text:list text:style-name="L2">
              <text:list-item>
                <text:p text:style-name="P3">Pode ser utilizado no lugar de array para passagem de parâmetros do mesmo tipo, mas com quantidades variáveis;</text:p>
              </text:list-item>
            </text:list>
            <text:list text:style-name="L2">
              <text:list-item>
                <text:p text:style-name="P3">É declarado utilizando reticências (...)</text:p>
              </text:list-item>
            </text:list>
            <text:list text:style-name="L2">
              <text:list-item>
                <text:p text:style-name="P3">Deve ser colocado no fim da lista de parâmetros ;</text:p>
              </text:list-item>
            </text:list>
            <text:list text:style-name="L2">
              <text:list-item>
                <text:p text:style-name="P3">Ex.: public void metodo(int ... variavel)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245cm" svg:y="2.849cm" draw:page-number="22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slide-goianesia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Revisão</text:p>
          </draw:text-box>
        </draw:frame>
        <draw:frame presentation:style-name="pr4" draw:text-style-name="P3" draw:layer="layout" svg:width="23.91cm" svg:height="13.23cm" svg:x="2.057cm" svg:y="5.838cm" presentation:class="outline">
          <draw:text-box>
            <text:list text:style-name="L2">
              <text:list-item>
                <text:p text:style-name="P3">O que são array's</text:p>
              </text:list-item>
            </text:list>
            <text:list text:style-name="L2">
              <text:list-item>
                <text:p text:style-name="P3">Declaração de array</text:p>
              </text:list-item>
            </text:list>
            <text:list text:style-name="L2">
              <text:list-item>
                <text:p text:style-name="P3">Array multidimensionais</text:p>
              </text:list-item>
            </text:list>
            <text:list text:style-name="L2">
              <text:list-item>
                <text:p text:style-name="P3">For aprimorado – foreach</text:p>
              </text:list-item>
            </text:list>
            <text:list text:style-name="L2">
              <text:list-item>
                <text:p text:style-name="P3">Passagem de parâmetros</text:p>
              </text:list-item>
            </text:list>
            <text:list text:style-name="L2">
              <text:list-item>
                <text:p text:style-name="P3">Lista de parâmetros de comprimento variável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245cm" svg:y="2.849cm" draw:page-number="23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duvidas" draw:style-name="dp1" draw:master-page-name="slide-goianesia" presentation:presentation-page-layout-name="AL3T19">
        <draw:frame presentation:style-name="pr1" draw:text-style-name="P1" draw:layer="layout" svg:width="23.91cm" svg:height="3.507cm" svg:x="2.057cm" svg:y="1.743cm" presentation:class="title">
          <draw:text-box>
            <text:p text:style-name="P1">Duvidas??</text:p>
          </draw:text-box>
        </draw:frame>
        <presentation:notes draw:style-name="dp2">
          <draw:page-thumbnail draw:style-name="gr1" draw:layer="layout" svg:width="12.767cm" svg:height="9.575cm" svg:x="4.245cm" svg:y="2.849cm" draw:page-number="24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lide-goianesia" presentation:presentation-page-layout-name="AL2T1">
        <office:forms form:automatic-focus="false" form:apply-design-mode="false"/>
        <draw:frame presentation:style-name="pr4" draw:text-style-name="P10" draw:layer="layout" svg:width="23.91cm" svg:height="13.23cm" svg:x="2.057cm" svg:y="5.838cm" presentation:class="outline">
          <draw:text-box>
            <text:list text:style-name="L2">
              <text:list-item>
                <text:p text:style-name="P3">Construa uma classe chamada Calculadora com os métodos somar, multiplicar definidos de forma que aceitem parametros variáveis;</text:p>
              </text:list-item>
            </text:list>
            <text:list text:style-name="L2">
              <text:list-item>
                <text:p text:style-name="P3">Desenvolva um método main que execute os métodos somar e multiplicar com parâmetros variados e imprima o resultado.</text:p>
              </text:list-item>
            </text:list>
          </draw:text-box>
        </draw:frame>
        <draw:frame presentation:style-name="pr1" draw:text-style-name="P1" draw:layer="layout" svg:width="23.91cm" svg:height="3.507cm" svg:x="2.057cm" svg:y="1.743cm" presentation:class="title">
          <draw:text-box>
            <text:p text:style-name="P1">Exercícios</text:p>
          </draw:text-box>
        </draw:frame>
        <presentation:notes draw:style-name="dp2">
          <draw:page-thumbnail draw:style-name="gr1" draw:layer="layout" svg:width="12.767cm" svg:height="9.575cm" svg:x="4.245cm" svg:y="2.849cm" draw:page-number="25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lide-goianesia" presentation:presentation-page-layout-name="AL2T1">
        <office:forms form:automatic-focus="false" form:apply-design-mode="false"/>
        <draw:frame presentation:style-name="pr4" draw:text-style-name="P10" draw:layer="layout" svg:width="23.91cm" svg:height="13.23cm" svg:x="2.057cm" svg:y="5.838cm" presentation:class="outline">
          <draw:text-box>
            <text:list text:style-name="L2">
              <text:list-item>
                <text:p text:style-name="P3">Escreva um aplicativo que calcule o salário dos funcionários abaixo em função das vendas;</text:p>
              </text:list-item>
            </text:list>
            <text:list text:style-name="L2">
              <text:list-item>
                <text:list>
                  <text:list-item>
                    <text:p text:style-name="P6">Calculo do salário: $ 200,00 + 8% sobre as vendas brutas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3.91cm" svg:height="3.507cm" svg:x="2.057cm" svg:y="1.743cm" presentation:class="title">
          <draw:text-box>
            <text:p text:style-name="P1">Exercícios</text:p>
          </draw:text-box>
        </draw:frame>
        <draw:frame draw:style-name="gr3" draw:layer="layout" svg:width="17.019cm" svg:height="5.717cm" svg:x="6.683cm" svg:y="12.81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767cm" svg:height="9.575cm" svg:x="4.245cm" svg:y="2.849cm" draw:page-number="26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lide-goianesia" presentation:presentation-page-layout-name="AL3T19">
        <draw:frame presentation:style-name="pr1" draw:text-style-name="P1" draw:layer="layout" svg:width="23.91cm" svg:height="3.507cm" svg:x="2.057cm" svg:y="1.743cm" presentation:class="title">
          <draw:text-box>
            <text:p text:style-name="P1">Fim</text:p>
          </draw:text-box>
        </draw:frame>
        <presentation:notes draw:style-name="dp2">
          <draw:page-thumbnail draw:style-name="gr1" draw:layer="layout" svg:width="12.767cm" svg:height="9.575cm" svg:x="4.245cm" svg:y="2.849cm" draw:page-number="27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Bitstream Vera Sans'" style:font-pitch-asian="variable" style:font-size-asian="24pt" style:language-asian="zxx" style:country-asian="none" style:font-family-complex="'Luxi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lide-goianesia-title" style:family="presentation">
      <style:graphic-properties draw:stroke="none" draw:fill="none" draw:textarea-vertical-align="middle">
        <text:list-style style:name="slide-goianesia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Verdana" style:font-family-generic="swiss" style:font-pitch="variable" fo:font-size="40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font-relief="none"/>
    </style:style>
    <style:style style:name="slide-goianesia-subtitle" style:family="presentation">
      <style:graphic-properties draw:stroke="none" draw:fill="none" draw:textarea-vertical-align="middle">
        <text:list-style style:name="slide-goianesia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font-relief="none"/>
    </style:style>
    <style:style style:name="slide-goianesia-background" style:family="presentation">
      <style:graphic-properties draw:stroke="none" draw:fill="none"/>
    </style:style>
    <style:style style:name="slide-goianesia-backgroundobjects" style:family="presentation">
      <style:graphic-properties draw:shadow="hidden" draw:shadow-offset-x="0.3cm" draw:shadow-offset-y="0.3cm" draw:shadow-color="#808080"/>
    </style:style>
    <style:style style:name="slide-goianesia-notes" style:family="presentation">
      <style:graphic-properties draw:stroke="none" draw:fill="none">
        <text:list-style style:name="slide-goianesi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slide-goianesia-outline1" style:family="presentation">
      <style:graphic-properties draw:stroke="none" draw:fill="none">
        <text:list-style style:name="slide-goianesia-outline1"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E00000007CC5BB5AB.gif" xlink:type="simple" xlink:show="embed" xlink:actuate="onLoad">
            <style:list-level-properties text:space-before="1.6cm" text:min-label-width="0.8cm" style:vertical-pos="middle" style:vertical-rel="line" fo:width="0.37cm" fo:height="0.185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3cm" text:min-label-width="0.6cm" style:vertical-pos="middle" style:vertical-rel="line" fo:width="0.318cm" fo:height="0.318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</text:list-style>
      </style:graphic-properties>
      <style:paragraph-properties fo:margin-left="1.198cm" fo:margin-right="0cm" fo:margin-top="0cm" fo:margin-bottom="0.499cm" text:enable-numbering="true" fo:text-indent="0cm"/>
      <style:text-properties style:use-window-font-color="true" style:text-outline="false" style:text-line-through-style="none" fo:font-family="'Bitstream Vera Sans'" style:font-family-generic="swiss" style:font-pitch="variable" fo:font-size="2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font-relief="none"/>
    </style:style>
    <style:style style:name="slide-goianesia-outline2" style:family="presentation" style:parent-style-name="slide-goianesia-outline1">
      <style:paragraph-properties fo:margin-left="2.4cm" fo:margin-right="0cm" fo:margin-top="0cm" fo:margin-bottom="0.4cm" text:enable-numbering="true" fo:text-indent="-0.8cm"/>
      <style:text-properties fo:font-family="'Bitstream Vera Sans'" style:font-family-generic="swiss" style:font-pitch="variable" fo:font-size="28pt" style:font-size-asian="28pt" style:font-size-complex="28pt"/>
    </style:style>
    <style:style style:name="slide-goianesia-outline3" style:family="presentation" style:parent-style-name="slide-goianesia-outline2">
      <style:paragraph-properties fo:margin-left="3.6cm" fo:margin-right="0cm" fo:margin-top="0cm" fo:margin-bottom="0.3cm" text:enable-numbering="true" fo:text-indent="-0.6cm"/>
      <style:text-properties fo:font-family="'Bitstream Vera Sans'" style:font-family-generic="swiss" style:font-pitch="variable" fo:font-size="28pt" style:font-size-asian="24pt" style:font-size-complex="24pt"/>
    </style:style>
    <style:style style:name="slide-goianesia-outline4" style:family="presentation" style:parent-style-name="slide-goianesia-outline3">
      <style:paragraph-properties fo:margin-left="4.8cm" fo:margin-right="0cm" fo:margin-top="0cm" fo:margin-bottom="0.2cm" text:enable-numbering="true" fo:text-indent="-0.6cm"/>
      <style:text-properties fo:font-family="'Bitstream Vera Sans'" style:font-family-generic="swiss" style:font-pitch="variable" fo:font-size="28pt" style:font-size-asian="20pt" style:font-size-complex="20pt"/>
    </style:style>
    <style:style style:name="slide-goianesia-outline5" style:family="presentation" style:parent-style-name="slide-goianesia-outline4">
      <style:paragraph-properties fo:margin-left="6cm" fo:margin-right="0cm" fo:margin-top="0cm" fo:margin-bottom="0.1cm" text:enable-numbering="true" fo:text-indent="-0.6cm"/>
      <style:text-properties fo:font-family="'Bitstream Vera Sans'" style:font-family-generic="swiss" style:font-pitch="variable" fo:font-size="28pt" style:font-size-asian="20pt" style:font-size-complex="20pt"/>
    </style:style>
    <style:style style:name="slide-goianesia-outline6" style:family="presentation" style:parent-style-name="slide-goianesia-outline5">
      <style:paragraph-properties fo:margin-left="7.2cm" fo:margin-right="0cm" fo:margin-top="0cm" fo:margin-bottom="0.1cm" text:enable-numbering="true" fo:text-indent="-0.6cm"/>
      <style:text-properties fo:font-family="'Bitstream Vera Sans'" style:font-family-generic="swiss" style:font-pitch="variable" fo:font-size="28pt" style:font-size-asian="20pt" style:font-size-complex="20pt"/>
    </style:style>
    <style:style style:name="slide-goianesia-outline7" style:family="presentation" style:parent-style-name="slide-goianesia-outline6">
      <style:paragraph-properties fo:margin-left="8.4cm" fo:margin-right="0cm" fo:margin-top="0cm" fo:margin-bottom="0.1cm" text:enable-numbering="true" fo:text-indent="-0.6cm"/>
      <style:text-properties fo:font-family="'Bitstream Vera Sans'" style:font-family-generic="swiss" style:font-pitch="variable" fo:font-size="28pt" style:font-size-asian="20pt" style:font-size-complex="20pt"/>
    </style:style>
    <style:style style:name="slide-goianesia-outline8" style:family="presentation" style:parent-style-name="slide-goianesia-outline7">
      <style:paragraph-properties fo:margin-left="9.6cm" fo:margin-right="0cm" fo:margin-top="0cm" fo:margin-bottom="0.1cm" text:enable-numbering="true" fo:text-indent="-0.6cm"/>
      <style:text-properties fo:font-family="'Bitstream Vera Sans'" style:font-family-generic="swiss" style:font-pitch="variable" fo:font-size="28pt" style:font-size-asian="20pt" style:font-size-complex="20pt"/>
    </style:style>
    <style:style style:name="slide-goianesia-outline9" style:family="presentation" style:parent-style-name="slide-goianesia-outline8">
      <style:paragraph-properties fo:margin-left="10.8cm" fo:margin-right="0cm" fo:margin-top="0cm" fo:margin-bottom="0.1cm" text:enable-numbering="true" fo:text-indent="-0.6cm"/>
      <style:text-properties fo:font-family="'Bitstream Vera Sans'" style:font-family-generic="swiss" style:font-pitch="variable" fo:font-size="28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slide-goianesia-backgroundobjects">
      <style:graphic-properties draw:stroke="none" draw:fill="solid" draw:fill-color="#004a4a" draw:textarea-horizontal-align="center" draw:textarea-vertical-align="middle"/>
    </style:style>
    <style:style style:name="pr2" style:family="presentation" style:parent-style-name="slide-goianesia-title">
      <style:graphic-properties draw:fill-color="#ffffff" draw:auto-grow-height="false" fo:min-height="3.507cm"/>
    </style:style>
    <style:style style:name="pr3" style:family="presentation" style:parent-style-name="slide-goianesia-outline1">
      <style:graphic-properties draw:fill-color="#ffffff" draw:auto-grow-height="false" fo:min-height="13.86cm"/>
    </style:style>
    <style:style style:name="pr4" style:family="presentation" style:parent-style-name="slide-goianesia-backgroundobjects">
      <style:graphic-properties draw:stroke="none" draw:fill="solid" draw:fill-color="#33a3a3" draw:textarea-horizontal-align="center" draw:textarea-vertical-align="middle"/>
    </style:style>
    <style:style style:name="pr5" style:family="presentation" style:parent-style-name="slide-goianesia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text:enable-numbering="true" fo:text-indent="-0.9cm"/>
    </style:style>
    <style:style style:name="P4" style:family="paragraph">
      <style:paragraph-properties fo:margin-left="2.4cm" fo:margin-right="0cm" text:enable-numbering="true" fo:text-indent="-0.8cm"/>
    </style:style>
    <style:style style:name="P5" style:family="paragraph">
      <style:paragraph-properties fo:margin-left="3.6cm" fo:margin-right="0cm" text:enable-numbering="true" fo:text-indent="-0.6cm"/>
    </style:style>
    <style:style style:name="P6" style:family="paragraph">
      <style:paragraph-properties fo:margin-left="4.8cm" fo:margin-right="0cm" text:enable-numbering="true" fo:text-indent="-0.6cm"/>
    </style:style>
    <style:style style:name="P7" style:family="paragraph">
      <style:paragraph-properties fo:margin-left="6cm" fo:margin-right="0cm" text:enable-numbering="true" fo:text-indent="-0.6cm"/>
    </style:style>
    <style:style style:name="P8" style:family="paragraph">
      <style:paragraph-properties fo:margin-left="7.2cm" fo:margin-right="0cm" text:enable-numbering="true" fo:text-indent="-0.6cm"/>
    </style:style>
    <style:style style:name="P9" style:family="paragraph">
      <style:paragraph-properties fo:margin-left="8.4cm" fo:margin-right="0cm" text:enable-numbering="true" fo:text-indent="-0.6cm"/>
    </style:style>
    <style:style style:name="P10" style:family="paragraph">
      <style:paragraph-properties fo:margin-left="9.6cm" fo:margin-right="0cm" text:enable-numbering="true" fo:text-indent="-0.6cm"/>
    </style:style>
    <style:style style:name="P11" style:family="paragraph">
      <style:paragraph-properties fo:margin-left="10.8cm" fo:margin-right="0cm" text:enable-numbering="true" fo:text-indent="-0.6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E00000007CC5BB5AB.gif" xlink:type="simple" xlink:show="embed" xlink:actuate="onLoad">
        <style:list-level-properties text:space-before="1.6cm" text:min-label-width="0.8cm" style:vertical-pos="middle" style:vertical-rel="line" fo:width="0.37cm" fo:height="0.185cm"/>
      </text:list-level-style-image>
      <text:list-level-style-image text:level="3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slide-goianesia" style:page-layout-name="PM1" draw:style-name="dp1">
      <office:forms form:automatic-focus="false" form:apply-design-mode="false"/>
      <draw:rect presentation:style-name="pr1" draw:text-style-name="P1" draw:layer="backgroundobjects" svg:width="28cm" svg:height="3.494cm" svg:x="0cm" svg:y="1.865cm">
        <text:p text:style-name="P2"/>
      </draw:rect>
      <draw:frame presentation:style-name="pr2" draw:text-style-name="P2" draw:layer="backgroundobjects" svg:width="23.91cm" svg:height="3.506cm" svg:x="2.057cm" svg:y="1.743cm" presentation:class="title">
        <draw:text-box>
          <text:p text:style-name="P2">Clique para editar o formato do título de texto</text:p>
        </draw:text-box>
      </draw:frame>
      <draw:frame presentation:style-name="pr3" draw:text-style-name="P12" draw:layer="backgroundobjects" svg:width="23.91cm" svg:height="13.229cm" svg:x="2.057cm" svg:y="5.838cm" presentation:class="outline">
        <draw:text-box>
          <text:list text:style-name="L2">
            <text:list-item>
              <text:p text:style-name="P3">Clique para editar o formato do texto em estrutura de tópicos</text:p>
            </text:list-item>
          </text:list>
          <text:list text:style-name="L2">
            <text:list-item>
              <text:list>
                <text:list-item>
                  <text:p text:style-name="P4">Segundo Nível da Estrutura de Tópicos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erceiro Nível da Estrutura de Tópicos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Quarto Nível da Estrutura de Tópic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Quinto Nível da Estrutura de Tópico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exto Nível da Estrutura de Tópico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étimo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Oitavo Nível da Estrutura de Tópicos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ono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4" draw:text-style-name="P1" draw:layer="backgroundobjects" svg:width="28cm" svg:height="1.933cm" svg:x="0cm" svg:y="0cm">
        <text:p text:style-name="P2"/>
      </draw:rect>
      <draw:frame presentation:style-name="pr5" draw:text-style-name="P13" draw:layer="backgroundobjects" svg:width="6.523cm" svg:height="1.448cm" svg:x="1.4cm" svg:y="19.131cm" presentation:class="date-time">
        <draw:text-box>
          <text:p text:style-name="P13"><text:span text:style-name="T1"><presentation:date-time/></text:span></text:p>
        </draw:text-box>
      </draw:frame>
      <draw:frame presentation:style-name="pr5" draw:text-style-name="P14" draw:layer="backgroundobjects" svg:width="6.523cm" svg:height="1.448cm" svg:x="10.307cm" svg:y="19.131cm" presentation:class="page-number">
        <draw:text-box>
          <text:p text:style-name="P14"><text:span text:style-name="T1"><text:page-number>&lt;número&gt;</text:page-number></text:span></text:p>
        </draw:text-box>
      </draw:frame>
      <presentation:notes style:page-layout-name="PM2">
        <draw:page-thumbnail presentation:style-name="slide-goianesia-title" draw:layer="backgroundobjects" svg:width="12.767cm" svg:height="9.575cm" svg:x="4.245cm" svg:y="2.849cm" presentation:class="page"/>
        <draw:frame presentation:style-name="slide-goianesia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BrOffice.org/2.2$Win32 OpenOffice.org_project/680m18$Build-9161</meta:generator>
    <meta:creation-date>2007-05-02T23:57:44</meta:creation-date>
    <dc:date>2008-01-22T09:42:05</dc:date>
    <dc:language>pt-BR</dc:language>
    <meta:editing-cycles>57</meta:editing-cycles>
    <meta:editing-duration>PT7H56M52S</meta:editing-duration>
    <meta:user-defined meta:name="Info 1"/>
    <meta:user-defined meta:name="Info 2"/>
    <meta:user-defined meta:name="Info 3"/>
    <meta:user-defined meta:name="Info 4"/>
    <meta:document-statistic meta:object-count="1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1cm"/>
    </style:style>
    <style:style style:name="co2" style:family="table-column">
      <style:table-column-properties fo:break-before="auto" style:column-width="4.54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/>
    </style:style>
    <style:style style:name="ce2" style:family="table-cell" style:parent-style-name="Default">
      <style:table-cell-properties fo:border="0.002cm solid #000000"/>
      <style:text-properties fo:font-size="16pt"/>
    </style:style>
    <style:style style:name="ce3" style:family="table-cell" style:parent-style-name="Default">
      <style:text-properties fo:font-size="16pt"/>
    </style:style>
    <style:style style:name="ce4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54" table:default-cell-style-name="Default"/>
        <table:table-row table:style-name="ro1">
          <table:table-cell table:style-name="ce1" office:value-type="string">
            <text:p>Nome</text:p>
          </table:table-cell>
          <table:table-cell table:style-name="ce1" office:value-type="string">
            <text:p>Vendas Brutas</text:p>
          </table:table-cell>
          <table:table-cell table:style-name="ce1" office:value-type="string">
            <text:p>Salário</text:p>
          </table:table-cell>
          <table:table-cell table:style-name="ce1" table:number-columns-repeated="253"/>
        </table:table-row>
        <table:table-row table:style-name="ro1">
          <table:table-cell table:style-name="ce2" office:value-type="string">
            <text:p>Maria</text:p>
          </table:table-cell>
          <table:table-cell table:style-name="ce2" office:value-type="string">
            <text:p>$ 10000</text:p>
          </table:table-cell>
          <table:table-cell table:style-name="ce4"/>
          <table:table-cell table:number-columns-repeated="253"/>
        </table:table-row>
        <table:table-row table:style-name="ro1">
          <table:table-cell table:style-name="ce2" office:value-type="string">
            <text:p>Antonio</text:p>
          </table:table-cell>
          <table:table-cell table:style-name="ce2" office:value-type="string">
            <text:p>$ 17500</text:p>
          </table:table-cell>
          <table:table-cell table:style-name="ce4"/>
          <table:table-cell table:number-columns-repeated="253"/>
        </table:table-row>
        <table:table-row table:style-name="ro1">
          <table:table-cell table:style-name="ce2" office:value-type="string">
            <text:p>Carlos</text:p>
          </table:table-cell>
          <table:table-cell table:style-name="ce2" office:value-type="string">
            <text:p>$ 12350</text:p>
          </table:table-cell>
          <table:table-cell table:style-name="ce4"/>
          <table:table-cell table:number-columns-repeated="253"/>
        </table:table-row>
        <table:table-row table:style-name="ro1">
          <table:table-cell table:style-name="ce2" office:value-type="string">
            <text:p>Joaquim</text:p>
          </table:table-cell>
          <table:table-cell table:style-name="ce2" office:value-type="string">
            <text:p>$ 45210</text:p>
          </table:table-cell>
          <table:table-cell table:style-name="ce4"/>
          <table:table-cell table:number-columns-repeated="253"/>
        </table:table-row>
        <table:table-row table:style-name="ro1" table:number-rows-repeated="6553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9">09/07/2007</text:date>, <text:time>21:53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